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61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639in"/>
    </style:style>
    <style:style style:name="Table1.B" style:family="table-column">
      <style:table-column-properties style:column-width="5.0965in"/>
    </style:style>
    <style:style style:name="Table1.1" style:family="table-row">
      <style:table-row-properties style:min-row-height="1.1181in" fo:keep-together="auto"/>
    </style:style>
    <style:style style:name="Table1.A1" style:family="table-cell">
      <style:table-cell-properties style:vertical-align="" fo:padding="0.0694in" fo:border="0.75pt solid #808080"/>
    </style:style>
    <style:style style:name="Table1.2" style:family="table-row">
      <style:table-row-properties style:min-row-height="0.3681in" fo:keep-together="auto"/>
    </style:style>
    <style:style style:name="Table1.3" style:family="table-row">
      <style:table-row-properties style:min-row-height="0.7431in" fo:keep-together="auto"/>
    </style:style>
    <style:style style:name="Table1.5" style:family="table-row">
      <style:table-row-properties style:min-row-height="0.5556in" fo:keep-together="auto"/>
    </style:style>
    <style:style style:name="Table1.8" style:family="table-row">
      <style:table-row-properties style:min-row-height="1.8681in" fo:keep-together="auto"/>
    </style:style>
    <style:style style:name="Table1.10" style:family="table-row">
      <style:table-row-properties style:min-row-height="1.305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3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2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7pt" fo:font-weight="bold" style:font-size-asian="17pt" style:font-weight-asian="bold" style:font-size-complex="17pt" fo:background-color="#ffff00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000000" fo:font-size="13pt" fo:font-weight="bold" style:font-size-asian="13pt" style:font-weight-asian="bold" style:font-size-complex="13pt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tblw6prqssrs"/><text:span text:style-name="T1">1. Types of Technical Documents</text:span></text:p>
      <text:p text:style-name="Standard"/>
      <text:p text:style-name="Standard">Brainstorm </text:p>
      <text:p text:style-name="Standard"/>
      <text:p text:style-name="Standard">Examples of general technical documents </text:p>
      <text:list xml:id="list1688666161" text:style-name="WWNum1">
        <text:list-item>
          <text:p text:style-name="P2">Specifications</text:p>
        </text:list-item>
        <text:list-item>
          <text:p text:style-name="P7">Manuals</text:p>
        </text:list-item>
        <text:list-item>
          <text:p text:style-name="P7">Papers, Articles and Technical Reports</text:p>
        </text:list-item>
        <text:list-item>
          <text:p text:style-name="P7">Theses and Dissertations</text:p>
        </text:list-item>
        <text:list-item>
          <text:p text:style-name="P7">Technical Books</text:p>
        </text:list-item>
        <text:list-item>
          <text:p text:style-name="P11">Project Proposals<text:line-break/>etc.</text:p>
        </text:list-item>
      </text:list>
      <text:p text:style-name="Standard"/>
      <text:p text:style-name="Standard">A system or product may require <text:span text:style-name="T3">system documentation</text:span> like </text:p>
      <text:p text:style-name="Standard">.</text:p>
      <text:list xml:id="list1994922106" text:style-name="WWNum4">
        <text:list-item>
          <text:p text:style-name="P3">Requirements Specifications</text:p>
        </text:list-item>
        <text:list-item>
          <text:p text:style-name="P8">Design Specifications</text:p>
        </text:list-item>
        <text:list-item>
          <text:p text:style-name="P8">User Manual</text:p>
        </text:list-item>
        <text:list-item>
          <text:p text:style-name="P8">Testing Documentation</text:p>
        </text:list-item>
        <text:list-item>
          <text:p text:style-name="P8">Reference Manual</text:p>
        </text:list-item>
        <text:list-item>
          <text:p text:style-name="P12">Maintenance Manual<text:line-break/>etc.</text:p>
        </text:list-item>
      </text:list>
      <text:p text:style-name="P22"><text:bookmark text:name="_z8x3smtxz7ik"/><text:soft-page-break/><text:span text:style-name="T1">2. Technical Specifications</text:span></text:p>
      <text:p text:style-name="Standard"/>
      <text:p text:style-name="Standard">Specification<text:span text:style-name="T3">: </text:span><text:span text:style-name="T4"><text:s/>as an act of describing or identifying something precisely or of stating a precise requirement. </text:span></text:p>
      <text:p text:style-name="Standard"/>
      <text:p text:style-name="Standard">It is common to write technical specifications in a table <text:s/>form.</text:p>
      <text:p text:style-name="P1"/>
      <text:p text:style-name="Standard"><text:span text:style-name="T5">Example </text:span>specifications of ASUS motherboard <text:a xlink:type="simple" xlink:href="https://www.asus.com/us/Motherboards/Z10PED16_WS/" text:style-name="ListLabel_20_73" text:visited-style-name="ListLabel_20_73"><text:span text:style-name="T6">Z10PE-D16 WS</text:span></text:a>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PU</text:p>
          </table:table-cell>
          <table:table-cell table:style-name="Table1.A1" office:value-type="string">
            <text:p text:style-name="P18">Build in Intel® Socket 2011-3: Square type (80x80mm) Processors</text:p>
            <text:p text:style-name="P18">Intel® Socket 2011-3 for Intel® Xeon® processor E5-2600 v3 product family</text:p>
            <text:p text:style-name="P18">Intel® Socket 2011-3 for Intel® Xeon® processor E5-2600 v4 product family</text:p>
          </table:table-cell>
        </table:table-row>
        <table:table-row table:style-name="Table1.2">
          <table:table-cell table:style-name="Table1.A1" office:value-type="string">
            <text:p text:style-name="P18">Chipset</text:p>
          </table:table-cell>
          <table:table-cell table:style-name="Table1.A1" office:value-type="string">
            <text:p text:style-name="P18">Intel® C612 PCH</text:p>
          </table:table-cell>
        </table:table-row>
        <table:table-row table:style-name="Table1.3">
          <table:table-cell table:style-name="Table1.A1" office:value-type="string">
            <text:p text:style-name="P18">Memory</text:p>
          </table:table-cell>
          <table:table-cell table:style-name="Table1.A1" office:value-type="string">
            <text:p text:style-name="P18">16 x DIMM, Max. 1024GB, DDR4 1866*/2400/2133/1600 MHz RDIMM, LR-DIMM Memory *1</text:p>
            <text:p text:style-name="P18">Quad Channel Memory Architecture</text:p>
          </table:table-cell>
        </table:table-row>
        <table:table-row table:style-name="Table1.3">
          <table:table-cell table:style-name="Table1.A1" office:value-type="string">
            <text:p text:style-name="P18">Graphic</text:p>
          </table:table-cell>
          <table:table-cell table:style-name="Table1.A1" office:value-type="string">
            <text:p text:style-name="P18">ASpeed AST2400 32MB</text:p>
            <text:p text:style-name="P18">VGA port*2</text:p>
            <text:p text:style-name="P18">- Supports VGA with max. resolution 1920 x 1200 @ 60 Hz</text:p>
          </table:table-cell>
        </table:table-row>
        <table:table-row table:style-name="Table1.5">
          <table:table-cell table:style-name="Table1.A1" office:value-type="string">
            <text:p text:style-name="P18">Multi-GPU Support</text:p>
          </table:table-cell>
          <table:table-cell table:style-name="Table1.A1" office:value-type="string">
            <text:p text:style-name="P18">Supports NVIDIA® 3-Way SLI™ Technology</text:p>
            <text:p text:style-name="P18">Supports AMD Quad-GPU CrossFireX™ Technology</text:p>
          </table:table-cell>
        </table:table-row>
        <table:table-row table:style-name="Table1.5">
          <table:table-cell table:style-name="Table1.A1" office:value-type="string">
            <text:p text:style-name="P18">Expansion Slots</text:p>
          </table:table-cell>
          <table:table-cell table:style-name="Table1.A1" office:value-type="string">
            <text:p text:style-name="P18">4 x PCIe 3.0/2.0 x16 (x16 mode) *3</text:p>
            <text:p text:style-name="P18">2 x PCIe 3.0/2.0 x16 (x8 mode) *3</text:p>
          </table:table-cell>
        </table:table-row>
        <table:table-row table:style-name="Table1.5">
          <table:table-cell table:style-name="Table1.A1" office:value-type="string">
            <text:p text:style-name="P18">LAN</text:p>
          </table:table-cell>
          <table:table-cell table:style-name="Table1.A1" office:value-type="string">
            <text:p text:style-name="P18">Intel® I210-AT, 2 x Gigabit LAN Controller(s)</text:p>
            <text:p text:style-name="P18">1 x Management LAN</text:p>
          </table:table-cell>
        </table:table-row>
        <table:table-row table:style-name="Table1.8">
          <table:table-cell table:style-name="Table1.A1" office:value-type="string">
            <text:p text:style-name="P18">Back I/O Ports</text:p>
          </table:table-cell>
          <table:table-cell table:style-name="Table1.A1" office:value-type="string">
            <text:p text:style-name="P18">1 x PS/2 keyboard/mouse combo port(s)</text:p>
            <text:p text:style-name="P18">2 x LAN (RJ45) port(s)</text:p>
            <text:p text:style-name="P18">4 x USB 3.0 (blue)</text:p>
            <text:p text:style-name="P18">4 x USB 2.0 *6</text:p>
            <text:p text:style-name="P18">1 x Optical S/PDIF out</text:p>
            <text:p text:style-name="P18">1 x USB BIOS Flashback Button(s)</text:p>
            <text:p text:style-name="P18">1 x Q-Code Logger button</text:p>
            <text:p text:style-name="P18">1 x 8-channel Audio I/O</text:p>
            <text:p text:style-name="P18">1 x Management LAN</text:p>
          </table:table-cell>
        </table:table-row>
        <table:table-row table:style-name="Table1.5">
          <table:table-cell table:style-name="Table1.A1" office:value-type="string">
            <text:p text:style-name="P18">BIOS</text:p>
          </table:table-cell>
          <table:table-cell table:style-name="Table1.A1" office:value-type="string">
            <text:p text:style-name="P18">128 Mb Flash ROM, UEFI BIOS, PnP, WfM2.0, SMBIOS 2.6.1, ACPI 3.0, ASUS EZ Flash Utility, ASUS CrashFree Technology</text:p>
          </table:table-cell>
        </table:table-row>
        <table:table-row table:style-name="Table1.10">
          <table:table-cell table:style-name="Table1.A1" office:value-type="string">
            <text:p text:style-name="P18">Operating System</text:p>
          </table:table-cell>
          <table:table-cell table:style-name="Table1.A1" office:value-type="string">
            <text:p text:style-name="P18">Windows® Server 2012 R2</text:p>
            <text:p text:style-name="P18">Windows® Server 2012</text:p>
            <text:p text:style-name="P18">Windows® Server 2008 Enterprise SP2 64-bit</text:p>
            <text:p text:style-name="P18">Windows® 8.1 64-bit</text:p>
            <text:p text:style-name="P18">Windows® 8 64-bit</text:p>
            <text:p text:style-name="P18">Windows® 7 32/64-bit</text:p>
          </table:table-cell>
        </table:table-row>
        <table:table-row table:style-name="Table1.5">
          <table:table-cell table:style-name="Table1.A1" office:value-type="string">
            <text:p text:style-name="P18">Form Factor</text:p>
          </table:table-cell>
          <table:table-cell table:style-name="Table1.A1" office:value-type="string">
            <text:p text:style-name="P18">EEB Form Factor</text:p>
            <text:p text:style-name="P18">12 inch x 13 inch ( 30.5 cm x 33.02 cm )</text:p>
          </table:table-cell>
        </table:table-row>
        <table:table-row table:style-name="Table1.10">
          <table:table-cell table:style-name="Table1.A1" office:value-type="string">
            <text:p text:style-name="P18">Weight</text:p>
          </table:table-cell>
          <table:table-cell table:style-name="Table1.A1" office:value-type="string">
            <text:p text:style-name="P18">Color Box (1-in-1)</text:p>
            <text:p text:style-name="P18">Net Weight : 1.49 kg</text:p>
            <text:p text:style-name="P18">Gross Wright : 3.2 kg</text:p>
            <text:p text:style-name="P18">Bulk Pack(5-in-1)</text:p>
            <text:p text:style-name="P18">Net Weight : 7.45 kg</text:p>
            <text:p text:style-name="P18">Gross Weight : 9.9 kg</text:p>
          </table:table-cell>
        </table:table-row>
        <table:table-row table:style-name="Table1.3">
          <table:table-cell table:style-name="Table1.A1" office:value-type="string">
            <text:p text:style-name="P18">Environment</text:p>
          </table:table-cell>
          <table:table-cell table:style-name="Table1.A1" office:value-type="string">
            <text:p text:style-name="P18">Operation temperature: 10℃ ~ 35℃</text:p>
            <text:p text:style-name="P18">Non operation temperature: -40℃ ~ 70℃</text:p>
            <text:p text:style-name="P18">Non operation humidity: 20% ~ 90% (Non condensing)</text:p>
          </table:table-cell>
        </table:table-row>
      </table:table>
      <text:p text:style-name="P1"/>
      <text:p text:style-name="Standard"><text:soft-page-break/><text:span text:style-name="T5">Software specifications </text:span></text:p>
      <text:p text:style-name="P1"/>
      <text:p text:style-name="Standard">Specifications of a software product describes things like functionality, interfaces, performance, security and reliability. </text:p>
      <text:p text:style-name="Standard"/>
      <text:p text:style-name="Standard">Software specifications also clarify hardware and software environments necessary for installing and/or running software such as the following.</text:p>
      <text:list xml:id="list484616897" text:style-name="WWNum3">
        <text:list-item>
          <text:p text:style-name="P4">Minimum Hardware Requirements</text:p>
          <text:list>
            <text:list-item>
              <text:p text:style-name="P19">Minimum Amount of Memory</text:p>
            </text:list-item>
            <text:list-item>
              <text:p text:style-name="P19">Minimum Amount of Available Disk Space</text:p>
            </text:list-item>
            <text:list-item>
              <text:p text:style-name="P19">Required Communication Ports</text:p>
            </text:list-item>
            <text:list-item>
              <text:p text:style-name="P19">Minimum Resolution of a Monitor<text:line-break/>etc.</text:p>
            </text:list-item>
          </text:list>
        </text:list-item>
        <text:list-item>
          <text:p text:style-name="P9">Compatible Software Platform</text:p>
          <text:list>
            <text:list-item>
              <text:p text:style-name="P19">OS</text:p>
            </text:list-item>
            <text:list-item>
              <text:p text:style-name="P20">Supporting Software such as a database system, an HTTP server and JRE (Java Runtime Environment)<text:line-break/>etc.</text:p>
            </text:list-item>
          </text:list>
        </text:list-item>
      </text:list>
      <text:p text:style-name="Standard">Software specifications often employ visual representations such as control flow diagrams, data flow diagrams, trees depicting hierarchical structures, data model for a database schema, and behavior diagrams for describing external interfaces. </text:p>
      <text:p text:style-name="Standard"/>
      <text:p text:style-name="P22"><text:bookmark text:name="_oztryr9ot0cv"/><text:span text:style-name="T1">3. Manuals</text:span></text:p>
      <text:p text:style-name="Standard"/>
      <text:p text:style-name="Standard">Manuals: Documentation of actions and/or procedures to standardize tasks, operations and decision criteria</text:p>
      <text:p text:style-name="Standard"/>
      <text:p text:style-name="Standard">Types of Manuals</text:p>
      <text:list xml:id="list4130655067" text:style-name="WWNum6">
        <text:list-item>
          <text:p text:style-name="P5">User's Manuals</text:p>
        </text:list-item>
        <text:list-item>
          <text:p text:style-name="P10"><text:soft-page-break/>Quick Guides</text:p>
        </text:list-item>
        <text:list-item>
          <text:p text:style-name="P10">Reference Manuals</text:p>
        </text:list-item>
        <text:list-item>
          <text:p text:style-name="P10">Testing Manuals</text:p>
        </text:list-item>
        <text:list-item>
          <text:p text:style-name="P10">Operations Manuals</text:p>
        </text:list-item>
        <text:list-item>
          <text:p text:style-name="P13">Maintenance Manuals<text:line-break/>etc.</text:p>
        </text:list-item>
      </text:list>
      <text:p text:style-name="P22"><text:bookmark text:name="_wjkv7v3duhm9"/><text:span text:style-name="T2">4. Figures and Tables</text:span></text:p>
      <text:p text:style-name="Standard"/>
      <text:p text:style-name="Standard">In technical writing information such as diagrams, graphs, charts, and tables is used. </text:p>
      <text:p text:style-name="Standard"/>
      <text:p text:style-name="Standard">However, there are conventions of these that must be followed (see textbook) </text:p>
      <text:p text:style-name="P24"><text:bookmark text:name="_m59gfrd22dd1"/><text:span text:style-name="T7">Use of Figures</text:span></text:p>
      <text:p text:style-name="Standard"/>
      <text:list xml:id="list2502402860" text:style-name="WWNum8">
        <text:list-item>
          <text:p text:style-name="P15">Every figure should have a numbered label and a caption beneath the figure</text:p>
        </text:list-item>
        <text:list-item>
          <text:p text:style-name="P15"><text:s/>There must be at least one reference to each figure in text.</text:p>
        </text:list-item>
        <text:list-item>
          <text:p text:style-name="P15"><text:s/>A figure should be placed on the same page where the first reference to the figure, Ideally, the figure is placed near the first reference to it.</text:p>
        </text:list-item>
      </text:list>
      <text:p text:style-name="P21">Special conventions also apply to use of Graphs and Charts </text:p>
      <text:p text:style-name="P24"><text:bookmark text:name="_utixo7ead6dh"/><text:span text:style-name="T7">Tables</text:span></text:p>
      <text:list xml:id="list3358036220" text:style-name="WWNum2">
        <text:list-item>
          <text:p text:style-name="P16">Every table should have a numbered label and a caption just above the table</text:p>
        </text:list-item>
        <text:list-item>
          <text:p text:style-name="P16">there must be at least one reference to each table in text.</text:p>
        </text:list-item>
        <text:list-item>
          <text:p text:style-name="P16"><text:s/>A table should be placed on the same page where the first reference to the table occurs.</text:p>
        </text:list-item>
        <text:list-item>
          <text:p text:style-name="P16">The first row of a table usually contains a title of each column of the table.</text:p>
        </text:list-item>
      </text:list>
      <text:p text:style-name="P24"><text:bookmark text:name="_sbec8r8fbe08"/><text:soft-page-break/><text:span text:style-name="T7">Headings</text:span></text:p>
      <text:list xml:id="list699431112" text:style-name="WWNum5">
        <text:list-item>
          <text:p text:style-name="P17">A <text:span text:style-name="T3">heading</text:span> is a title at the beginning of a chapter or a section or a paragraph. </text:p>
        </text:list-item>
        <text:list-item>
          <text:p text:style-name="P17">It is commonly a word or a short phrase that represents the main theme of a chapter or a section or a paragraph.</text:p>
        </text:list-item>
      </text:list>
      <text:p text:style-name="P24"><text:bookmark text:name="_vzesk1vz91zi"/><text:span text:style-name="T7">Appendix: </text:span>an additional section excluded from the main sequence of chapters</text:p>
      <text:list xml:id="list263604972" text:style-name="WWNum7">
        <text:list-item>
          <text:p text:style-name="P6">A document is often better organized by moving an appendix out from the main sequence of chapters or sections for clarity</text:p>
        </text:list-item>
        <text:list-item>
          <text:p text:style-name="P14">.Information of an appendix is generally too detailed to include in an ordinary section.</text:p>
        </text:list-item>
      </text:list>
      <text:p text:style-name="P24"><text:bookmark text:name="_xsox36624zfo"/><text:span text:style-name="T7">Subject Index / Glossary</text:span></text:p>
      <text:p text:style-name="Standard"><text:span text:style-name="T3">subject index:</text:span> sorted list of technical terms with corresponding pages. </text:p>
      <text:p text:style-name="Standard"><text:span text:style-name="T3">Glossary</text:span>: list of terms with their definitions and/or explanations (not necessarily including page number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19" meta:word-count="799" meta:character-count="4770" meta:non-whitespace-character-count="4110"/>
    <meta:generator>LibreOfficeDev/6.0.5.2$Linux_X86_64 LibreOffice_project/</meta:generator>
  </office:meta>
</office:document-meta>
</file>